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okkakaavio</text:p>
      <text:p text:style-name="Standard">Tälläisen luokkakaavion saisin äkkiseltään väsätyksi shakkipelistä.</text:p>
      <text:p text:style-name="Standard">Shakkipeli sisältää oikeastaan myös pelihistorian.</text:p>
      <text:p text:style-name="Standard">Nappuloita on useita erilaisia. Nappuloilla on aina sijainti laudalla.</text:p>
      <text:p text:style-name="Standard"/>
      <text:p text:style-name="Standard"><draw:custom-shape text:anchor-type="paragraph" draw:z-index="3" draw:style-name="gr1" svg:width="2.696cm" svg:height="1.858cm" svg:x="0.102cm" svg:y="0.303cm"><text:p text:style-name="P2">Shakkipeli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0" draw:style-name="gr1" svg:width="3.723cm" svg:height="1.472cm" svg:x="5.293cm" svg:y="0.076cm"><text:p text:style-name="P2">Lauta</text:p><draw:enhanced-geometry svg:viewBox="0 0 21600 21600" draw:type="rectangle" draw:enhanced-path="M 0 0 L 21600 0 21600 21600 0 21600 0 0 Z N"/></draw:custom-shape><draw:custom-shape text:anchor-type="paragraph" draw:z-index="1" draw:style-name="gr1" svg:width="1.721cm" svg:height="1.075cm" svg:x="12.485cm" svg:y="0.34cm"><text:p><text:s text:c="2"/>Pelaaja</text:p><text:p/><draw:enhanced-geometry svg:viewBox="0 0 21600 21600" draw:type="rectangle" draw:enhanced-path="M 0 0 L 21600 0 21600 21600 0 21600 0 0 Z N"/></draw:custom-shape></text:p>
      <text:p text:style-name="Standard"><draw:line text:anchor-type="paragraph" draw:z-index="4" draw:style-name="gr2" draw:text-style-name="P2" svg:x1="2.798cm" svg:y1="0.203cm" svg:x2="5.294cm" svg:y2="0.203cm"><text:p text:style-name="P2">1 <text:s text:c="15"/>1</text:p></draw:line><draw:line text:anchor-type="paragraph" draw:z-index="5" draw:style-name="gr2" draw:text-style-name="P2" svg:x1="9.015cm" svg:y1="0.335cm" svg:x2="12.485cm" svg:y2="0.335cm"><text:p text:style-name="P2">1 <text:s text:c="25"/>2</text:p></draw:line></text:p>
      <text:p text:style-name="Standard"><draw:line text:anchor-type="paragraph" draw:z-index="6" draw:style-name="gr2" draw:text-style-name="P2" svg:x1="13.448cm" svg:y1="0.441cm" svg:x2="13.448cm" svg:y2="2.785cm"><text:p text:style-name="P2">1 <text:s text:c="8"/>1-16</text:p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style-name="gr1" draw:text-style-name="P2" svg:width="2.234cm" svg:height="1.059cm" svg:x="12.379cm" svg:y="0.351cm"><text:p text:style-name="P2">Nappula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>Ohjelmassani pelaajat ja nappulat ovat sulautuneet Lauta-luokkaan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Laurila</meta:initial-creator>
    <meta:creation-date>2013-05-16T20:53:17</meta:creation-date>
    <dc:date>2013-05-23T21:55:45</dc:date>
    <dc:creator>Mikko Laurila</dc:creator>
    <meta:editing-duration>PT3M49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28" meta:character-count="266" meta:non-whitespace-character-count="266"/>
  </office:meta>
</office:document-meta>
</file>